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4pt" style:font-size-asian="14pt"/>
    </style:style>
    <style:style style:name="P3" style:parent-style-name="Normal" style:family="paragraph">
      <style:text-properties fo:font-weight="bold" style:font-weight-asian="bold" fo:font-size="14pt" style:font-size-asian="14pt"/>
    </style:style>
    <style:style style:name="P4" style:parent-style-name="ListParagraph" style:list-style-name="LFO1" style:family="paragraph">
      <style:text-properties fo:font-size="12pt" style:font-size-asian="12pt"/>
    </style:style>
    <style:style style:name="P5" style:parent-style-name="ListParagraph" style:list-style-name="LFO1" style:family="paragraph">
      <style:text-properties fo:font-size="12pt" style:font-size-asian="12pt"/>
    </style:style>
    <style:style style:name="P6" style:parent-style-name="ListParagraph" style:list-style-name="LFO1" style:family="paragraph">
      <style:text-properties fo:font-size="12pt" style:font-size-asian="12pt"/>
    </style:style>
    <style:style style:name="P7" style:parent-style-name="ListParagraph" style:list-style-name="LFO1" style:family="paragraph">
      <style:text-properties fo:font-size="12pt" style:font-size-asian="12pt"/>
    </style:style>
    <style:style style:name="P8" style:parent-style-name="ListParagraph" style:list-style-name="LFO1" style:family="paragraph">
      <style:text-properties fo:font-size="12pt" style:font-size-asian="12pt"/>
    </style:style>
    <style:style style:name="P9" style:parent-style-name="ListParagraph" style:list-style-name="LFO1" style:family="paragraph">
      <style:text-properties fo:font-size="12pt" style:font-size-asian="12pt"/>
    </style:style>
    <style:style style:name="P10" style:parent-style-name="Normal" style:family="paragraph">
      <style:text-properties fo:font-weight="bold" style:font-weight-asian="bold" fo:font-size="14pt" style:font-size-asian="14pt"/>
    </style:style>
    <style:style style:name="P11" style:parent-style-name="ListParagraph" style:list-style-name="LFO2" style:family="paragraph"/>
    <style:style style:name="T12" style:parent-style-name="DefaultParagraphFont" style:family="text">
      <style:text-properties fo:font-size="12pt" style:font-size-asian="12pt"/>
    </style:style>
    <style:style style:name="P13" style:parent-style-name="ListParagraph" style:list-style-name="LFO2" style:family="paragraph"/>
    <style:style style:name="T14" style:parent-style-name="DefaultParagraphFont" style:family="text">
      <style:text-properties fo:font-size="12pt" style:font-size-asian="12pt"/>
    </style:style>
    <style:style style:name="T15" style:parent-style-name="DefaultParagraphFont" style:family="text">
      <style:text-properties fo:font-size="12pt" style:font-size-asian="12pt"/>
    </style:style>
    <style:style style:name="P16" style:parent-style-name="ListParagraph" style:list-style-name="LFO2" style:family="paragraph"/>
    <style:style style:name="T17" style:parent-style-name="DefaultParagraphFont" style:family="text">
      <style:text-properties fo:font-size="12pt" style:font-size-asian="12pt"/>
    </style:style>
    <style:style style:name="P18" style:parent-style-name="ListParagraph" style:list-style-name="LFO2" style:family="paragraph"/>
    <style:style style:name="T19" style:parent-style-name="DefaultParagraphFont" style:family="text">
      <style:text-properties fo:font-size="12pt" style:font-size-asian="12pt"/>
    </style:style>
    <style:style style:name="T20" style:parent-style-name="DefaultParagraphFont" style:family="text">
      <style:text-properties fo:font-size="12pt" style:font-size-asian="12pt"/>
    </style:style>
    <style:style style:name="P21" style:parent-style-name="ListParagraph" style:list-style-name="LFO2" style:family="paragraph"/>
    <style:style style:name="T22" style:parent-style-name="DefaultParagraphFont" style:family="text">
      <style:text-properties fo:font-size="12pt" style:font-size-asian="12pt"/>
    </style:style>
    <style:style style:name="P23" style:parent-style-name="ListParagraph" style:list-style-name="LFO2" style:family="paragraph"/>
    <style:style style:name="T24" style:parent-style-name="DefaultParagraphFont" style:family="text">
      <style:text-properties fo:font-size="12pt" style:font-size-asian="12pt"/>
    </style:style>
    <style:style style:name="T25" style:parent-style-name="DefaultParagraphFont" style:family="text">
      <style:text-properties fo:font-size="12pt" style:font-size-asian="12pt"/>
    </style:style>
    <style:style style:name="T26" style:parent-style-name="DefaultParagraphFont" style:family="text">
      <style:text-properties fo:font-size="12pt" style:font-size-asian="12pt"/>
    </style:style>
    <style:style style:name="P27" style:parent-style-name="ListParagraph" style:list-style-name="LFO2" style:family="paragraph"/>
    <style:style style:name="T28" style:parent-style-name="DefaultParagraphFont" style:family="text">
      <style:text-properties fo:font-size="12pt" style:font-size-asian="12pt"/>
    </style:style>
    <style:style style:name="P29" style:parent-style-name="ListParagraph" style:list-style-name="LFO2" style:family="paragraph"/>
    <style:style style:name="T30" style:parent-style-name="DefaultParagraphFont" style:family="text">
      <style:text-properties fo:font-size="12pt" style:font-size-asian="12pt"/>
    </style:style>
    <style:style style:name="T31" style:parent-style-name="DefaultParagraphFont" style:family="text">
      <style:text-properties fo:font-size="12pt" style:font-size-asian="12pt"/>
    </style:style>
    <style:style style:name="T32" style:parent-style-name="DefaultParagraphFont" style:family="text">
      <style:text-properties fo:font-size="12pt" style:font-size-asian="12pt"/>
    </style:style>
    <style:style style:name="P33" style:parent-style-name="ListParagraph" style:list-style-name="LFO2" style:family="paragraph"/>
    <style:style style:name="T34" style:parent-style-name="DefaultParagraphFont" style:family="text">
      <style:text-properties fo:font-size="12pt" style:font-size-asian="12pt"/>
    </style:style>
    <style:style style:name="T35" style:parent-style-name="DefaultParagraphFont" style:family="text">
      <style:text-properties fo:font-size="12pt" style:font-size-asian="12pt"/>
    </style:style>
    <style:style style:name="P36" style:parent-style-name="ListParagraph" style:list-style-name="LFO2" style:family="paragraph"/>
    <style:style style:name="T37" style:parent-style-name="DefaultParagraphFont" style:family="text">
      <style:text-properties fo:font-size="12pt" style:font-size-asian="12pt"/>
    </style:style>
    <style:style style:name="T38" style:parent-style-name="DefaultParagraphFont" style:family="text">
      <style:text-properties fo:font-size="12pt" style:font-size-asian="12pt"/>
    </style:style>
    <style:style style:name="P39" style:parent-style-name="ListParagraph" style:list-style-name="LFO2" style:family="paragraph"/>
    <style:style style:name="T40" style:parent-style-name="DefaultParagraphFont" style:family="text">
      <style:text-properties fo:font-size="12pt" style:font-size-asian="12pt"/>
    </style:style>
    <style:style style:name="T41" style:parent-style-name="DefaultParagraphFont" style:family="text">
      <style:text-properties fo:font-size="12pt" style:font-size-asian="12pt"/>
    </style:style>
    <style:style style:name="P42" style:parent-style-name="Normal" style:family="paragraph">
      <style:text-properties fo:font-weight="bold" style:font-weight-asian="bold" fo:font-size="14pt" style:font-size-asian="14pt"/>
    </style:style>
    <style:style style:name="P43" style:parent-style-name="Normal" style:family="paragraph">
      <style:text-properties fo:font-weight="bold" style:font-weight-asian="bold" fo:font-size="14pt" style:font-size-asian="14pt"/>
    </style:style>
    <style:style style:name="P44" style:parent-style-name="Normal" style:family="paragraph">
      <style:text-properties fo:font-weight="bold" style:font-weight-asian="bold" fo:font-size="12pt" style:font-size-asian="12pt"/>
    </style:style>
    <style:style style:name="P45" style:parent-style-name="ListParagraph" style:list-style-name="LFO3" style:family="paragraph">
      <style:text-properties fo:font-size="12pt" style:font-size-asian="12pt"/>
    </style:style>
    <style:style style:name="P46" style:parent-style-name="ListParagraph" style:list-style-name="LFO3" style:family="paragraph">
      <style:text-properties fo:font-size="12pt" style:font-size-asian="12pt"/>
    </style:style>
    <style:style style:name="P47" style:parent-style-name="ListParagraph" style:list-style-name="LFO3" style:family="paragraph">
      <style:text-properties fo:font-size="12pt" style:font-size-asian="12pt"/>
    </style:style>
    <style:style style:name="P48" style:parent-style-name="Normal" style:family="paragraph">
      <style:text-properties fo:font-weight="bold" style:font-weight-asian="bold" fo:font-size="12pt" style:font-size-asian="12pt"/>
    </style:style>
    <style:style style:name="P49" style:parent-style-name="ListParagraph" style:list-style-name="LFO4" style:family="paragraph">
      <style:text-properties fo:font-size="12pt" style:font-size-asian="12pt"/>
    </style:style>
    <style:style style:name="P50" style:parent-style-name="ListParagraph" style:list-style-name="LFO4" style:family="paragraph">
      <style:text-properties fo:font-size="12pt" style:font-size-asian="12pt"/>
    </style:style>
    <style:style style:name="P51" style:parent-style-name="Normal" style:family="paragraph">
      <style:text-properties fo:font-weight="bold" style:font-weight-asian="bold" fo:font-size="12pt" style:font-size-asian="12pt"/>
    </style:style>
    <style:style style:name="P52" style:parent-style-name="ListParagraph" style:list-style-name="LFO5" style:family="paragraph"/>
    <style:style style:name="T53" style:parent-style-name="DefaultParagraphFont" style:family="text">
      <style:text-properties fo:font-size="12pt" style:font-size-asian="12pt"/>
    </style:style>
    <style:style style:name="P54" style:parent-style-name="ListParagraph" style:list-style-name="LFO5" style:family="paragraph"/>
    <style:style style:name="T55" style:parent-style-name="DefaultParagraphFont" style:family="text">
      <style:text-properties fo:font-size="12pt" style:font-size-asian="12pt"/>
    </style:style>
    <style:style style:name="T56" style:parent-style-name="DefaultParagraphFont" style:family="text">
      <style:text-properties fo:font-size="12pt" style:font-size-asian="12pt"/>
    </style:style>
    <style:style style:name="P57" style:parent-style-name="ListParagraph" style:list-style-name="LFO5" style:family="paragraph"/>
    <style:style style:name="T58" style:parent-style-name="DefaultParagraphFont" style:family="text">
      <style:text-properties fo:font-size="12pt" style:font-size-asian="12pt"/>
    </style:style>
    <style:style style:name="P59" style:parent-style-name="ListParagraph" style:list-style-name="LFO5" style:family="paragraph"/>
    <style:style style:name="T60" style:parent-style-name="DefaultParagraphFont" style:family="text">
      <style:text-properties fo:font-size="12pt" style:font-size-asian="12pt"/>
    </style:style>
    <style:style style:name="T61" style:parent-style-name="DefaultParagraphFont" style:family="text">
      <style:text-properties fo:font-size="12pt" style:font-size-asian="12pt"/>
    </style:style>
    <style:style style:name="P62" style:parent-style-name="Normal" style:family="paragraph">
      <style:text-properties fo:font-weight="bold" style:font-weight-asian="bold" fo:font-size="12pt" style:font-size-asian="12pt"/>
    </style:style>
    <style:style style:name="P63" style:parent-style-name="ListParagraph" style:list-style-name="LFO6" style:family="paragraph"/>
    <style:style style:name="T64" style:parent-style-name="DefaultParagraphFont" style:family="text">
      <style:text-properties fo:font-size="12pt" style:font-size-asian="12pt"/>
    </style:style>
    <style:style style:name="T65" style:parent-style-name="DefaultParagraphFont" style:family="text">
      <style:text-properties fo:font-size="12pt" style:font-size-asian="12pt"/>
    </style:style>
    <style:style style:name="P66" style:parent-style-name="ListParagraph" style:list-style-name="LFO6" style:family="paragraph"/>
    <style:style style:name="T67" style:parent-style-name="DefaultParagraphFont" style:family="text">
      <style:text-properties fo:font-size="12pt" style:font-size-asian="12pt"/>
    </style:style>
    <style:style style:name="P68" style:parent-style-name="ListParagraph" style:list-style-name="LFO6" style:family="paragraph"/>
    <style:style style:name="T69" style:parent-style-name="DefaultParagraphFont" style:family="text">
      <style:text-properties fo:font-size="12pt" style:font-size-asian="12pt"/>
    </style:style>
    <style:style style:name="T70" style:parent-style-name="DefaultParagraphFont" style:family="text">
      <style:text-properties fo:font-size="12pt" style:font-size-asian="12pt"/>
    </style:style>
    <style:style style:name="P71" style:parent-style-name="ListParagraph" style:list-style-name="LFO6" style:family="paragraph"/>
    <style:style style:name="T72" style:parent-style-name="DefaultParagraphFont" style:family="text">
      <style:text-properties fo:font-size="12pt" style:font-size-asian="12pt"/>
    </style:style>
    <style:style style:name="P73" style:parent-style-name="Normal" style:family="paragraph">
      <style:text-properties fo:font-weight="bold" style:font-weight-asian="bold" fo:font-size="12pt" style:font-size-asian="12pt"/>
    </style:style>
    <style:style style:name="P74" style:parent-style-name="ListParagraph" style:list-style-name="LFO7" style:family="paragraph">
      <style:text-properties fo:font-size="12pt" style:font-size-asian="12pt"/>
    </style:style>
    <style:style style:name="P75" style:parent-style-name="ListParagraph" style:list-style-name="LFO7" style:family="paragraph">
      <style:text-properties fo:font-size="12pt" style:font-size-asian="12pt"/>
    </style:style>
    <style:style style:name="P76" style:parent-style-name="ListParagraph" style:list-style-name="LFO7" style:family="paragraph">
      <style:text-properties fo:font-size="12pt" style:font-size-asian="12pt"/>
    </style:style>
    <style:style style:name="P77" style:parent-style-name="Normal" style:family="paragraph">
      <style:text-properties fo:font-weight="bold" style:font-weight-asian="bold" fo:font-size="12pt" style:font-size-asian="12pt"/>
    </style:style>
    <style:style style:name="P78" style:parent-style-name="ListParagraph" style:list-style-name="LFO8" style:family="paragraph">
      <style:text-properties fo:font-size="12pt" style:font-size-asian="12pt"/>
    </style:style>
    <style:style style:name="P79" style:parent-style-name="ListParagraph" style:list-style-name="LFO8" style:family="paragraph">
      <style:text-properties fo:font-size="12pt" style:font-size-asian="12pt"/>
    </style:style>
    <style:style style:name="P80" style:parent-style-name="Normal" style:family="paragraph">
      <style:text-properties fo:font-size="12pt" style:font-size-asian="12pt"/>
    </style:style>
    <style:style style:name="P81" style:parent-style-name="Normal" style:family="paragraph">
      <style:text-properties fo:font-weight="bold" style:font-weight-asian="bold" fo:font-size="14pt" style:font-size-asian="14pt"/>
    </style:style>
    <style:style style:name="P82" style:parent-style-name="ListParagraph" style:list-style-name="LFO9" style:family="paragraph"/>
    <style:style style:name="T83" style:parent-style-name="DefaultParagraphFont" style:family="text">
      <style:text-properties fo:font-size="12pt" style:font-size-asian="12pt"/>
    </style:style>
    <style:style style:name="T84" style:parent-style-name="DefaultParagraphFont" style:family="text">
      <style:text-properties fo:font-size="12pt" style:font-size-asian="12pt"/>
    </style:style>
    <style:style style:name="P85" style:parent-style-name="ListParagraph" style:list-style-name="LFO9" style:family="paragraph"/>
    <style:style style:name="T86" style:parent-style-name="DefaultParagraphFont" style:family="text">
      <style:text-properties fo:font-size="12pt" style:font-size-asian="12pt"/>
    </style:style>
    <style:style style:name="P87" style:parent-style-name="Normal" style:family="paragraph">
      <style:text-properties fo:font-weight="bold" style:font-weight-asian="bold" fo:font-size="12pt" style:font-size-asian="12pt"/>
    </style:style>
    <style:style style:name="P88" style:parent-style-name="ListParagraph" style:list-style-name="LFO10" style:family="paragraph">
      <style:text-properties fo:font-size="12pt" style:font-size-asian="12pt"/>
    </style:style>
    <style:style style:name="P89" style:parent-style-name="ListParagraph" style:list-style-name="LFO10" style:family="paragraph">
      <style:text-properties fo:font-size="12pt" style:font-size-asian="12pt"/>
    </style:style>
    <style:style style:name="P90" style:parent-style-name="ListParagraph" style:list-style-name="LFO10" style:family="paragraph">
      <style:text-properties fo:font-size="12pt" style:font-size-asian="12pt"/>
    </style:style>
    <style:style style:name="P91" style:parent-style-name="ListParagraph" style:list-style-name="LFO10" style:family="paragraph">
      <style:text-properties fo:font-size="12pt" style:font-size-asian="12pt"/>
    </style:style>
    <style:style style:name="P92" style:parent-style-name="ListParagraph" style:list-style-name="LFO10" style:family="paragraph">
      <style:text-properties fo:font-size="12pt" style:font-size-asian="12pt"/>
    </style:style>
    <style:style style:name="P93" style:parent-style-name="ListParagraph" style:list-style-name="LFO10" style:family="paragraph">
      <style:text-properties fo:font-size="12pt" style:font-size-asian="12pt"/>
    </style:style>
    <style:style style:name="P94" style:parent-style-name="ListParagraph" style:list-style-name="LFO10" style:family="paragraph">
      <style:text-properties fo:font-size="12pt" style:font-size-asian="12pt"/>
    </style:style>
    <style:style style:name="P95" style:parent-style-name="ListParagraph" style:list-style-name="LFO10" style:family="paragraph">
      <style:text-properties fo:font-size="12pt" style:font-size-asian="12pt"/>
    </style:style>
    <style:style style:name="P96" style:parent-style-name="Normal" style:family="paragraph">
      <style:text-properties fo:font-weight="bold" style:font-weight-asian="bold" fo:font-size="12pt" style:font-size-asian="12pt"/>
    </style:style>
    <style:style style:name="P97" style:parent-style-name="ListParagraph" style:list-style-name="LFO11" style:family="paragraph">
      <style:text-properties fo:font-size="12pt" style:font-size-asian="12pt"/>
    </style:style>
    <style:style style:name="P98" style:parent-style-name="ListParagraph" style:list-style-name="LFO11" style:family="paragraph">
      <style:text-properties fo:font-size="12pt" style:font-size-asian="12pt"/>
    </style:style>
    <style:style style:name="P99" style:parent-style-name="ListParagraph" style:list-style-name="LFO11" style:family="paragraph">
      <style:text-properties fo:font-size="12pt" style:font-size-asian="12pt"/>
    </style:style>
    <style:style style:name="P100" style:parent-style-name="ListParagraph" style:list-style-name="LFO11" style:family="paragraph">
      <style:text-properties fo:font-size="12pt" style:font-size-asian="12pt"/>
    </style:style>
    <style:style style:name="P101" style:parent-style-name="ListParagraph" style:list-style-name="LFO11" style:family="paragraph">
      <style:text-properties fo:font-size="12pt" style:font-size-asian="12pt"/>
    </style:style>
    <style:style style:name="P102" style:parent-style-name="ListParagraph" style:list-style-name="LFO11" style:family="paragraph">
      <style:text-properties fo:font-size="12pt" style:font-size-asian="12pt"/>
    </style:style>
    <style:style style:name="P103" style:parent-style-name="ListParagraph" style:list-style-name="LFO11" style:family="paragraph">
      <style:text-properties fo:font-size="12pt" style:font-size-asian="12pt"/>
    </style:style>
    <style:style style:name="P104" style:parent-style-name="ListParagraph" style:list-style-name="LFO11" style:family="paragraph">
      <style:text-properties fo:font-size="12pt" style:font-size-asian="12pt"/>
    </style:style>
    <style:style style:name="P105" style:parent-style-name="Normal" style:family="paragraph">
      <style:text-properties fo:font-weight="bold" style:font-weight-asian="bold" fo:font-size="12pt" style:font-size-asian="12pt"/>
    </style:style>
    <style:style style:name="P106" style:parent-style-name="ListParagraph" style:list-style-name="LFO12" style:family="paragraph">
      <style:text-properties fo:font-size="12pt" style:font-size-asian="12pt"/>
    </style:style>
    <style:style style:name="P107" style:parent-style-name="ListParagraph" style:list-style-name="LFO12" style:family="paragraph">
      <style:text-properties fo:font-size="12pt" style:font-size-asian="12pt"/>
    </style:style>
    <style:style style:name="P108" style:parent-style-name="ListParagraph" style:list-style-name="LFO12" style:family="paragraph">
      <style:text-properties fo:font-size="12pt" style:font-size-asian="12pt"/>
    </style:style>
    <style:style style:name="P109" style:parent-style-name="ListParagraph" style:list-style-name="LFO12" style:family="paragraph">
      <style:text-properties fo:font-size="12pt" style:font-size-asian="12pt"/>
    </style:style>
    <style:style style:name="P110" style:parent-style-name="ListParagraph" style:list-style-name="LFO12" style:family="paragraph">
      <style:text-properties fo:font-size="12pt" style:font-size-asian="12pt"/>
    </style:style>
    <style:style style:name="P111" style:parent-style-name="ListParagraph" style:list-style-name="LFO12" style:family="paragraph">
      <style:text-properties fo:font-size="12pt" style:font-size-asian="12pt"/>
    </style:style>
    <style:style style:name="P112" style:parent-style-name="ListParagraph" style:list-style-name="LFO12" style:family="paragraph">
      <style:text-properties fo:font-size="12pt" style:font-size-asian="12pt"/>
    </style:style>
    <style:style style:name="P113" style:parent-style-name="ListParagraph" style:list-style-name="LFO12" style:family="paragraph">
      <style:text-properties fo:font-size="12pt" style:font-size-asian="12pt"/>
    </style:style>
    <style:style style:name="P114" style:parent-style-name="ListParagraph" style:list-style-name="LFO12" style:family="paragraph">
      <style:text-properties fo:font-size="12pt" style:font-size-asian="12pt"/>
    </style:style>
    <style:style style:name="P115" style:parent-style-name="ListParagraph" style:list-style-name="LFO12" style:family="paragraph">
      <style:text-properties fo:font-size="12pt" style:font-size-asian="12pt"/>
    </style:style>
    <style:style style:name="P116" style:parent-style-name="ListParagraph" style:list-style-name="LFO12" style:family="paragraph">
      <style:text-properties fo:font-size="12pt" style:font-size-asian="12pt"/>
    </style:style>
    <style:style style:name="P117" style:parent-style-name="ListParagraph" style:list-style-name="LFO12" style:family="paragraph">
      <style:text-properties fo:font-size="12pt" style:font-size-asian="12pt"/>
    </style:style>
    <style:style style:name="P118" style:parent-style-name="ListParagraph" style:list-style-name="LFO12" style:family="paragraph">
      <style:text-properties fo:font-size="12pt" style:font-size-asian="12pt"/>
    </style:style>
    <style:style style:name="P119" style:parent-style-name="ListParagraph" style:list-style-name="LFO12" style:family="paragraph">
      <style:text-properties fo:font-size="12pt" style:font-size-asian="12pt"/>
    </style:style>
    <style:style style:name="P120" style:parent-style-name="ListParagraph" style:list-style-name="LFO12" style:family="paragraph">
      <style:text-properties fo:font-size="12pt" style:font-size-asian="12pt"/>
    </style:style>
    <style:style style:name="P121" style:parent-style-name="ListParagraph" style:list-style-name="LFO12" style:family="paragraph"/>
    <style:style style:name="T122" style:parent-style-name="DefaultParagraphFont" style:family="text">
      <style:text-properties fo:font-size="12pt" style:font-size-asian="12pt"/>
    </style:style>
    <style:style style:name="P123" style:parent-style-name="Normal" style:family="paragraph">
      <style:text-properties fo:font-weight="bold" style:font-weight-asian="bold" fo:font-size="12pt" style:font-size-asian="12pt"/>
    </style:style>
    <style:style style:name="P124" style:parent-style-name="ListParagraph" style:list-style-name="LFO13" style:family="paragraph">
      <style:text-properties fo:font-size="12pt" style:font-size-asian="12pt"/>
    </style:style>
    <style:style style:name="P125" style:parent-style-name="ListParagraph" style:list-style-name="LFO13" style:family="paragraph">
      <style:text-properties fo:font-size="12pt" style:font-size-asian="12pt"/>
    </style:style>
    <style:style style:name="P126" style:parent-style-name="ListParagraph" style:list-style-name="LFO13" style:family="paragraph">
      <style:text-properties fo:font-size="12pt" style:font-size-asian="12pt"/>
    </style:style>
    <style:style style:name="P127" style:parent-style-name="ListParagraph" style:list-style-name="LFO13" style:family="paragraph">
      <style:text-properties fo:font-size="12pt" style:font-size-asian="12pt"/>
    </style:style>
    <style:style style:name="P128" style:parent-style-name="Normal" style:family="paragraph">
      <style:text-properties fo:font-weight="bold" style:font-weight-asian="bold" fo:font-size="12pt" style:font-size-asian="12pt"/>
    </style:style>
    <style:style style:name="P129" style:parent-style-name="ListParagraph" style:list-style-name="LFO14" style:family="paragraph">
      <style:text-properties fo:font-size="12pt" style:font-size-asian="12pt"/>
    </style:style>
    <style:style style:name="P130" style:parent-style-name="ListParagraph" style:list-style-name="LFO14" style:family="paragraph">
      <style:text-properties fo:font-size="12pt" style:font-size-asian="12pt"/>
    </style:style>
    <style:style style:name="P131" style:parent-style-name="ListParagraph" style:list-style-name="LFO14" style:family="paragraph">
      <style:text-properties fo:font-size="12pt" style:font-size-asian="12pt"/>
    </style:style>
    <style:style style:name="P132" style:parent-style-name="ListParagraph" style:list-style-name="LFO14" style:family="paragraph">
      <style:text-properties fo:font-size="12pt" style:font-size-asian="12pt"/>
    </style:style>
    <style:style style:name="P133" style:parent-style-name="ListParagraph" style:list-style-name="LFO14" style:family="paragraph">
      <style:text-properties fo:font-size="12pt" style:font-size-asian="12pt"/>
    </style:style>
  </office:automatic-styles>
  <office:body>
    <office:text text:use-soft-page-breaks="true">
      <text:p text:style-name="P1">Marchington and Wilkinson Chapter 15 – Examining the links between HR practices and processes and organisational performance</text:p>
      <text:p text:style-name="P2"/>
      <text:p text:style-name="P3">Intro</text:p>
      <text:list text:style-name="LFO1" text:continue-numbering="true">
        <text:list-item>
          <text:p text:style-name="P4">Studies have focused on the extent to which high<text:s/>commitment/ best practice hrm leads to improvements in employee outcomes and org perf</text:p>
        </text:list-item>
        <text:list-item>
          <text:p text:style-name="P5">Idea is that particular bundles of hr practices have the potential to contribute improved employee attitudes and behavrious, lower levels of absenteeism and labour turnover, and higher levels of productivity, quality and customer service in al ltypes or org.</text:p>
        </text:list-item>
        <text:list-item>
          <text:p text:style-name="P6">Doubts about the precise sorts of hr practices that compirse the high commit bundle, about their supposed synergy with one another, about their attractiveness to workers and employers, and about their universal appliacability</text:p>
        </text:list-item>
        <text:list-item>
          <text:p text:style-name="P7">Argued that much of the research teneded to focus on hr practices alone whereas it is equally important to examine the processes that accompany managerial intitatives.</text:p>
        </text:list-item>
        <text:list-item>
          <text:p text:style-name="P8">Gaps between rhetoric used by<text:s/>senior mang and the operational reality of hrm at workplace level</text:p>
        </text:list-item>
        <text:list-item>
          <text:p text:style-name="P9">Argues that employers are not actually interested in trying to invest in high commit hrm, but merly uset his as a cloak behind which to hide their real intentions which is to extract as much surplus value from labour as possible</text:p>
        </text:list-item>
      </text:list>
      <text:p text:style-name="P10">Examining links Between High Commitment HRM and Perfromance</text:p>
      <text:list text:style-name="LFO2" text:continue-numbering="true">
        <text:list-item>
          <text:p text:style-name="P11"><text:span text:style-name="T12">One study divide high comm work practices into two braod grouping; employee skill and org structures and employee motivation</text:span></text:p>
        </text:list-item>
        <text:list-item>
          <text:p text:style-name="P13"><text:span text:style-name="T14">Key factor is that having the o</text:span><text:span text:style-name="T15">pportunity to participate enhances workers discretion and effort</text:span></text:p>
        </text:list-item>
        <text:list-item>
          <text:p text:style-name="P16"><text:span text:style-name="T17">Other studied hrm had greater impact on productivity and profits that a range of other factors including strategy, r and d nad quality</text:span></text:p>
        </text:list-item>
        <text:list-item>
          <text:p text:style-name="P18"><text:span text:style-name="T19">More than 30 studies in uk and us since 1990s there is a</text:span><text:span text:style-name="T20"><text:s/>correlation between people mang and business perf and the relationship is positive.</text:span></text:p>
        </text:list-item>
        <text:list-item>
          <text:p text:style-name="P21"><text:span text:style-name="T22">Below are 6 studies to gain an understanding of links between hrm and org perf</text:span></text:p>
          <text:list text:continue-numbering="true">
            <text:list-item>
              <text:p text:style-name="P23"><text:span text:style-name="T24">1. David guest –put forward a path model linking together bus and hr strategis on the one ha</text:span><text:span text:style-name="T25">d and perf outcomes on the other. <text:s/>Key finding was that very small amount orgs use more than three quarters of the hr practices outlined, equally small amount use less than a quarter. <text:s/>Even if org utilise many hr practices there is no guarantee they are ap</text:span><text:span text:style-name="T26">plied effectively or they have any impact on workers or mangers.</text:span></text:p>
            </text:list-item>
            <text:list-item>
              <text:p text:style-name="P27"><text:span text:style-name="T28">2. Michael west – investigated links between a set of hr practices and perf in the nhs. <text:s/>Found training, teamworking and appraisal had strong impact on perf.</text:span></text:p>
            </text:list-item>
            <text:list-item>
              <text:p text:style-name="P29"><text:span text:style-name="T30">Guest et al – rather than being b</text:span><text:span text:style-name="T31">roadly positive about the links between hrm and perf, this study concluded that the results are very mixed and on balance predominatly negative. <text:s/>The test of whether the presence of more hr practices results in a change in perf shows no significant results</text:span><text:span text:style-name="T32">.</text:span></text:p>
            </text:list-item>
            <text:list-item>
              <text:p text:style-name="P33"><text:span text:style-name="T34">4. Collings et al- examined links between hrm and three separate perf outcomes. <text:s/>Three outcome measures were employee skills and abilities, employee motivation and org financial perf. <text:s/>Where orgs made an explicit effort to align bus and hrm strategies,<text:s/></text:span><text:span text:style-name="T35">involved the hrm department in the strategic planning process and viewed hr mangers as partners in the mang of the bus, this had a positive and sign impact on all three outcomes</text:span></text:p>
            </text:list-item>
            <text:list-item>
              <text:p text:style-name="P36"><text:span text:style-name="T37">5.aktrar – study of former state owned Chinese and foreign owned enterprises.<text:s/></text:span><text:span text:style-name="T38"><text:s/>Results show that apart from profit sharing, all the other hr practices were estimated to have significant effects on product <text:s/>service perf.</text:span></text:p>
            </text:list-item>
            <text:list-item>
              <text:p text:style-name="P39"><text:span text:style-name="T40">6. Stavrou – study in order to test whether there were regional differences in the hrm perf link between countries</text:span><text:span text:style-name="T41"><text:s/>and across different sets of hr practices. <text:s/>Main findings were that the eu could be divided into three braod clusters in terms of hrm practecs.</text:span></text:p>
            </text:list-item>
          </text:list>
        </text:list-item>
      </text:list>
      <text:p text:style-name="P42">Raising questions about the hrm performance link</text:p>
      <text:p text:style-name="P43"/>
      <text:p text:style-name="P44">Questions about the direction of causality, linear relationships and the ‘black box’</text:p>
      <text:list text:style-name="LFO3" text:continue-numbering="true">
        <text:list-item>
          <text:p text:style-name="P45">Most argue the likely explanation is that high commit hr practices motivate workers, to increase their individual or team perft and that this ultimately leads to imporved org perf.</text:p>
        </text:list-item>
        <text:list-item>
          <text:p text:style-name="P46">They confirm a rel between hrm and peft but agree this is iterative because hr practices tend to change little over time and could therefore be linked both to past and future peft.</text:p>
        </text:list-item>
        <text:list-item>
          <text:p text:style-name="P47">Most studies assume there is a linear rel between hrm and perft os that the more hrm is practiced, the higher perf will be.</text:p>
        </text:list-item>
      </text:list>
      <text:p text:style-name="P48">Little consistency in the hr practice included in the bundle</text:p>
      <text:list text:style-name="LFO4" text:continue-numbering="true">
        <text:list-item>
          <text:p text:style-name="P49">Number of hr practices in each list varies substantially as doe sthe inclusion or exclusion of specific techniques.</text:p>
        </text:list-item>
        <text:list-item>
          <text:p text:style-name="P50">Several studies have a clear theoretical model to underpin their approach, but even then it is not always clear why certain practices are included and others not.</text:p>
        </text:list-item>
      </text:list>
      <text:p text:style-name="P51">Variations n the proxies used to measure hrm practices</text:p>
      <text:list text:style-name="LFO5" text:continue-numbering="true">
        <text:list-item>
          <text:p text:style-name="P52"><text:span text:style-name="T53">Studies use a range of different proxies for the same hr practice</text:span></text:p>
        </text:list-item>
        <text:list-item>
          <text:p text:style-name="P54"><text:span text:style-name="T55">Differneces in how practice are counted as present ha</text:span><text:span text:style-name="T56">s a major effect on the construction of the overall bundle</text:span></text:p>
        </text:list-item>
        <text:list-item>
          <text:p text:style-name="P57"><text:span text:style-name="T58">Intensity can be measured by a range of proxies, which probably explains why this is rarely followed in surverys because it would lead to extremely long lists of questions</text:span></text:p>
        </text:list-item>
        <text:list-item>
          <text:p text:style-name="P59"><text:span text:style-name="T60">The most widely used appr</text:span><text:span text:style-name="T61">oach to assess hrm is to ask simply whether a particular practice is used without any consideration of how it is implemented or its impact on employees.</text:span></text:p>
        </text:list-item>
      </text:list>
      <text:p text:style-name="P62">Variations in the proxies used to measure performance</text:p>
      <text:list text:style-name="LFO6" text:continue-numbering="true">
        <text:list-item>
          <text:p text:style-name="P63"><text:span text:style-name="T64">Problem arises due to the different types of perf</text:span><text:span text:style-name="T65">ormance measure used, in particular whtehre thay are based on objective or subjective assessmetns.</text:span></text:p>
        </text:list-item>
        <text:list-item>
          <text:p text:style-name="P66"><text:span text:style-name="T67">Many use profitability and share price that have little direct linkage with the efforts of individual workers.</text:span></text:p>
        </text:list-item>
        <text:list-item>
          <text:p text:style-name="P68"><text:span text:style-name="T69">Questions about whether or not profitability a</text:span><text:span text:style-name="T70">nd financial perf is a relelvant measure,</text:span></text:p>
        </text:list-item>
        <text:list-item>
          <text:p text:style-name="P71"><text:span text:style-name="T72">Subjective measures by asking hr mangers or manging directors to estimate how well their org is doing compared with others in same sector</text:span></text:p>
        </text:list-item>
      </text:list>
      <text:p text:style-name="P73">Dangers in relying on self report scores from a single management respondent</text:p>
      <text:list text:style-name="LFO7" text:continue-numbering="true">
        <text:list-item>
          <text:p text:style-name="P74">Vast majority of surverys rely on a single respondent for all the info</text:p>
        </text:list-item>
        <text:list-item>
          <text:p text:style-name="P75">In most studies non mangareial employees are not asked for their views, therefore hard to take seriously results that rely on mang estimates of employee views</text:p>
        </text:list-item>
        <text:list-item>
          <text:p text:style-name="P76">A single resp is unlikely<text:s/>to have sufficient knowledge to answer question across the board</text:p>
        </text:list-item>
      </text:list>
      <text:p text:style-name="P77">Doubts about how much autonomy organisations have in hr decision making</text:p>
      <text:list text:style-name="LFO8" text:continue-numbering="true">
        <text:list-item>
          <text:p text:style-name="P78">Implicitly assumed that orgs operate as free agents, able to choose precislty which hr practice they wish to employ<text:s/>without considering any forces beyond their own org boundaries</text:p>
        </text:list-item>
        <text:list-item>
          <text:p text:style-name="P79">Every org is subject to forces that shape its hr policies</text:p>
        </text:list-item>
      </text:list>
      <text:p text:style-name="P80"/>
      <text:p text:style-name="P81">The role of hrm processes in translating policy into practice</text:p>
      <text:list text:style-name="LFO9" text:continue-numbering="true">
        <text:list-item>
          <text:p text:style-name="P82"><text:span text:style-name="T83">Majority of research into hrm and perf has focused on the part played by</text:span><text:span text:style-name="T84"><text:s/>hr practice in motivating workers to contribute to org gaols</text:span></text:p>
        </text:list-item>
        <text:list-item>
          <text:p text:style-name="P85"><text:span text:style-name="T86">Attention has now turned to look more systematically at hrm processes</text:span></text:p>
        </text:list-item>
      </text:list>
      <text:p text:style-name="P87">Opening up the black box: from intended policies to implemented practices</text:p>
      <text:list text:style-name="LFO10" text:continue-numbering="true">
        <text:list-item>
          <text:p text:style-name="P88">Whilst much of research demonstrates links between<text:s/>hrm and perf it cannot explain why these associations occur</text:p>
        </text:list-item>
        <text:list-item>
          <text:p text:style-name="P89">Amo model, argues that in order for people to perform better, they must;</text:p>
          <text:list text:continue-numbering="true">
            <text:list-item>
              <text:p text:style-name="P90">Have the ability and necessary knoowlege and skills including how to work with other people (A). <text:s/>this is influended by hr<text:s/>practices such as <text:s/>recrutimetn and selection and effective training. Learning and development</text:p>
            </text:list-item>
            <text:list-item>
              <text:p text:style-name="P91">We motivated to work and want to do well (M), influenced by hr <text:s/>practices such as employment security, perf review, appraisal and carrer development, high comepentistion</text:p>
            </text:list-item>
            <text:list-item>
              <text:p text:style-name="P92">Be given the opportunity to deploy their skills on the job and more broadly contributing to work group and org success (O)</text:p>
            </text:list-item>
          </text:list>
        </text:list-item>
        <text:list-item>
          <text:p text:style-name="P93">Second each case study org was used a big idea, afeature or way of working that served to glue together al lthe different attempts to make the org successful, <text:s/>the big idea was embedded within the org</text:p>
        </text:list-item>
        <text:list-item>
          <text:p text:style-name="P94">Third line managers were idenfitifed as critical to the achievement of high perf working as they provide the principla point of contact with non managerial staff and are in a position to strengthen the big edea</text:p>
        </text:list-item>
        <text:list-item>
          <text:p text:style-name="P95">Finally measure of perf were adapted to be relevant of the org concerned</text:p>
        </text:list-item>
      </text:list>
      <text:p text:style-name="P96">‘Strong’ hr systems</text:p>
      <text:list text:style-name="LFO11" text:continue-numbering="true">
        <text:list-item>
          <text:p text:style-name="P97">As alternative to many projects examing hr practices a newer stream of studies have focused instead on hr processes</text:p>
        </text:list-item>
        <text:list-item>
          <text:p text:style-name="P98">A strong system<text:s/>is one in which indiciduals share a common interpretation of what behaviours are expected and rewarded. <text:s/>The strength of the hrm system can explain how individual employee attributes accumulate to affect org effectiveness</text:p>
        </text:list-item>
        <text:list-item>
          <text:p text:style-name="P99">Propose that when a hrm system is<text:s/>perceived as high in distinctiveness, consistency and consensus, I will create a strong situaiotn</text:p>
        </text:list-item>
        <text:list-item>
          <text:p text:style-name="P100">The three conceps are interrelated in that each feature neds to be reinforced by the others in order for it to be effective in creaint a strong hrm situation</text:p>
        </text:list-item>
        <text:list-item>
          <text:p text:style-name="P101">Distinctiveness – visibility, understandability, legitimacy of authority, relevance</text:p>
        </text:list-item>
        <text:list-item>
          <text:p text:style-name="P102">Consistency- instrumentaily, validity, consistent hrm messages</text:p>
        </text:list-item>
        <text:list-item>
          <text:p text:style-name="P103">Consensus- agreement among principla hrm decision makers, fairness</text:p>
        </text:list-item>
        <text:list-item>
          <text:p text:style-name="P104">Creation of a single strong hrm system may not be either achievable or desirable in all situation</text:p>
        </text:list-item>
      </text:list>
      <text:p text:style-name="P105">Alignment, integration and consistency in hrm</text:p>
      <text:list text:style-name="LFO12" text:continue-numbering="true">
        <text:list-item>
          <text:p text:style-name="P106">Final framework combines processes and practices, mirroring the reviesws of hrm which focus on notions of external and internal fit.</text:p>
        </text:list-item>
        <text:list-item>
          <text:p text:style-name="P107">External or vertical<text:s/>fit refers to the development of lnks between org goals stragies and hrm.</text:p>
        </text:list-item>
        <text:list-item>
          <text:p text:style-name="P108">Alignment relies on achieving links which lead to the development of employee commitment and allegiance to org gaosl, <text:s/>considered desirable because there is a higher likelihood of congruence and shared meaning up and down the hierarchy if hr practices support org goals</text:p>
        </text:list-item>
        <text:list-item>
          <text:p text:style-name="P109">Even where an org deploys differential hrm systems, alignment may still be achievable if a strong org climate can be developed to provide the glue to unify the workforce and to help create commitment</text:p>
        </text:list-item>
        <text:list-item>
          <text:p text:style-name="P110">Once orgs move beyond a single establishment, alignment is harder to achieve</text:p>
        </text:list-item>
        <text:list-item>
          <text:p text:style-name="P111">Integration requires complementaory hr policies and practices both between and within different hr policy ares</text:p>
        </text:list-item>
        <text:list-item>
          <text:p text:style-name="P112">Remed bundles and high levels of integration across the bundle should promote synergies that enhance org effectivenss</text:p>
        </text:list-item>
        <text:list-item>
          <text:p text:style-name="P113">Consistency relates to whether or not workers perceive the implementation of hr policies to be fair and reasonable compared with their colleagues and also over time</text:p>
        </text:list-item>
        <text:list-item>
          <text:p text:style-name="P114">Employee<text:s/>perception of fair treatment are essential for the operation of the psycholocal contract.</text:p>
        </text:list-item>
        <text:list-item>
          <text:p text:style-name="P115">Refer to three types to consistency; single employee, among employee and temporal</text:p>
        </text:list-item>
        <text:list-item>
          <text:p text:style-name="P116">Single- occurs where and individual worker perceives the hrm system to be sending consistent and complementary messages.</text:p>
        </text:list-item>
        <text:list-item>
          <text:p text:style-name="P117">Among employee- when <text:s/>individuals that work together are treated similarly, this can fail across multi divisional teams or even because of inconsistencies</text:p>
        </text:list-item>
        <text:list-item>
          <text:p text:style-name="P118">Temoral – where owerkers receive messages that reamin the same<text:s/>over time, but problems arise if an org shifts from a long standing no redundancy policy to one of voluntary severance as away to combat market decline</text:p>
        </text:list-item>
        <text:list-item>
          <text:p text:style-name="P119">Effort to achieve alignment encountered problems when partner orgs differ in their goals and expectations and tensions arose<text:s/></text:p>
        </text:list-item>
        <text:list-item>
          <text:p text:style-name="P120">Achieving integration of hr practices across multi employer netweorks is problematic if there are few similarities between partners goals</text:p>
        </text:list-item>
        <text:list-item>
          <text:p text:style-name="P121"><text:span text:style-name="T122">Consistency hard to achieve across multi employer networks</text:span></text:p>
        </text:list-item>
      </text:list>
      <text:p text:style-name="P123">The radical critique; where is the ‘h’ in human resource management?</text:p>
      <text:list text:style-name="LFO13" text:continue-numbering="true">
        <text:list-item>
          <text:p text:style-name="P124">Questions whether high commitment hrm is actually beneficial for workers</text:p>
        </text:list-item>
        <text:list-item>
          <text:p text:style-name="P125">Purpose an alternative, labour process explanation that suggests that higher levels ororg perf are achieved not through progressive employment practices but instead through work intensification</text:p>
        </text:list-item>
        <text:list-item>
          <text:p text:style-name="P126">Both high comm and labour process versions agree that a distinctive set of hr practices may well contribute to imporved levels or org perf</text:p>
        </text:list-item>
        <text:list-item>
          <text:p text:style-name="P127">Argues that by adopting softer techniques, employers merely create yet more sophisticated way of exploiting workers</text:p>
        </text:list-item>
      </text:list>
      <text:p text:style-name="P128">Conclusions</text:p>
      <text:list text:style-name="LFO14" text:continue-numbering="true">
        <text:list-item>
          <text:p text:style-name="P129">Despite a wealth of research and publications on the links between hrm and perf, we are still no nearer to a definitive view on this issue, <text:s/>part of the problem has been that researchers have tended to adopt varying def of and measure for what is meant by hrm and perf.</text:p>
        </text:list-item>
        <text:list-item>
          <text:p text:style-name="P130">Similar problems arise about what comprises the bundle of practices examined as well as the proxies used as indicators of hrm</text:p>
        </text:list-item>
        <text:list-item>
          <text:p text:style-name="P131">Problems with measrues of perf</text:p>
        </text:list-item>
        <text:list-item>
          <text:p text:style-name="P132">Contrasting views on whether high<text:s/>commitment hrm generates benefits both for employers and employees<text:s/></text:p>
        </text:list-item>
        <text:list-item>
          <text:p text:style-name="P133"><text:bookmark-start text:name="_GoBack"/><text:bookmark-end text:name="_GoBack"/></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0-26T15:53:00Z</meta:creation-date>
    <dc:date>2014-10-27T14:09:00Z</dc:date>
    <meta:template xlink:href="Normal" xlink:type="simple"/>
    <meta:editing-cycles>6</meta:editing-cycles>
    <meta:editing-duration>PT9600S</meta:editing-duration>
    <meta:document-statistic meta:page-count="1" meta:paragraph-count="24" meta:word-count="1833" meta:character-count="12258" meta:row-count="87" meta:non-whitespace-character-count="10449"/>
  </office:meta>
</office:document-meta>
</file>